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5.415cm" fo:margin-left="-0.191cm" table:align="left" style:writing-mode="lr-tb"/>
    </style:style>
    <style:style style:name="Tableau2.A" style:family="table-column">
      <style:table-column-properties style:column-width="5.41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249cm" fo:margin-left="-0.191cm" table:align="left" style:writing-mode="lr-tb"/>
    </style:style>
    <style:style style:name="Tableau3.A" style:family="table-column">
      <style:table-column-properties style:column-width="5.415cm"/>
    </style:style>
    <style:style style:name="Tableau3.B" style:family="table-column">
      <style:table-column-properties style:column-width="5.413cm"/>
    </style:style>
    <style:style style:name="Tableau3.C" style:family="table-column">
      <style:table-column-properties style:column-width="5.4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7f7f7f" fo:padding-left="0.191cm" fo:padding-right="0.191cm" fo:padding-top="0cm" fo:padding-bottom="0cm" fo:border-left="none" fo:border-right="none" fo:border-top="none" fo:border-bottom="0.018cm solid #000001">
        <style:background-image/>
      </style:table-cell-properties>
    </style:style>
    <style:style style:name="Tableau3.A2" style:family="table-cell">
      <style:table-cell-properties fo:background-color="#dbe5f1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able without FieldsMetadata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@start-row[#list developers as d]</text:text-input><text:text-input text:description="">${d.name}</text:text-input><text:text-input text:description="">@end-row[/#list]</text:text-input></text:p>
          </table:table-cell>
          <table:table-cell table:style-name="Tableau1.A2" office:value-type="string">
            <text:p text:style-name="Standard"><text:text-input text:description="">${d.lastName}</text:text-input></text:p>
          </table:table-cell>
          <table:table-cell table:style-name="Tableau1.A2" office:value-type="string">
            <text:p text:style-name="Standard"><text:a xlink:type="simple" xlink:href="mailto:$%25d.mail%7D">${d.mail}</text:a></text:p>
          </table:table-cell>
        </table:table-row>
      </table:table>
      <text:h text:style-name="Heading_20_1" text:outline-level="1">Table Inside Loop for</text:h>
      <text:p text:style-name="Standard"><text:text-input text:description="">[#list developers as d]</text:text-input></text:p>
      <text:h text:style-name="Heading_20_2" text:outline-level="2">Identity</text:h>
      <text:p text:style-name="Standard"><text:span text:style-name="T2">Name</text:span> : <text:span text:style-name="T1"><text:text-input text:description="">${d.name}</text:text-input></text:span></text:p>
      <text:p text:style-name="Standard"><text:span text:style-name="T2">Last Name</text:span> : <text:span text:style-name="T1"><text:text-input text:description="">${d.lastName}</text:text-input></text:span></text:p>
      <text:p text:style-name="Standard"><text:span text:style-name="T2">Email</text:span> : <text:a xlink:type="simple" xlink:href="mailto:$%25d.mail%7D">${d.mail}</text:a></text:p>
      <text:h text:style-name="Heading_20_2" text:outline-level="2">Roles</text:h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">Roles</text:p>
          </table:table-cell>
        </table:table-row>
        <table:table-row table:style-name="Tableau2.1">
          <table:table-cell table:style-name="Tableau2.A2" office:value-type="string">
            <text:p text:style-name="Standard"><text:text-input text:description="">@start-row[#list d.roles as r]</text:text-input><text:text-input text:description="">${r.name}</text:text-input><text:text-input text:description="">@end-row[/#list]</text:text-input></text:p>
          </table:table-cell>
        </table:table-row>
      </table:table>
      <text:p text:style-name="Standard"><text:text-input text:description="">[/#list]</text:text-input></text:p>
      <text:h text:style-name="Heading_20_1" text:outline-level="1">Table odd/eve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Name</text:p>
          </table:table-cell>
          <table:table-cell table:style-name="Tableau3.A1" office:value-type="string">
            <text:p text:style-name="P2">Last name</text:p>
          </table:table-cell>
          <table:table-cell table:style-name="Tableau3.A1" office:value-type="string">
            <text:p text:style-name="P1">Mail</text:p>
          </table:table-cell>
        </table:table-row>
        <table:table-row table:style-name="Tableau3.1">
          <table:table-cell table:style-name="Tableau3.A2" office:value-type="string">
            <text:p text:style-name="Standard"><text:text-input text:description="">@start-row[#list developers as d] [#if d_index % 2 == 0]</text:text-input><text:text-input text:description="">${d.name}</text:text-input><text:text-input text:description="">@end-row[#else]</text:text-input></text:p>
          </table:table-cell>
          <table:table-cell table:style-name="Tableau3.A2" office:value-type="string">
            <text:p text:style-name="Standard"><text:text-input text:description="">${d.lastName}</text:text-input></text:p>
          </table:table-cell>
          <table:table-cell table:style-name="Tableau3.A2" office:value-type="string">
            <text:p text:style-name="Standard"><text:a xlink:type="simple" xlink:href="mailto:$%25d.mail%7D">${d.mail}</text:a></text:p>
          </table:table-cell>
        </table:table-row>
        <table:table-row table:style-name="Tableau3.1">
          <table:table-cell table:style-name="Tableau3.A3" office:value-type="string">
            <text:p text:style-name="Standard"><text:text-input text:description="">${d.name}</text:text-input><text:text-input text:description="">@end-row[/#if][/#list]</text:text-input></text:p>
          </table:table-cell>
          <table:table-cell table:style-name="Tableau3.A3" office:value-type="string">
            <text:p text:style-name="Standard"><text:text-input text:description="">${d.lastName}</text:text-input></text:p>
          </table:table-cell>
          <table:table-cell table:style-name="Tableau3.A3" office:value-type="string">
            <text:p text:style-name="Standard"><text:a xlink:type="simple" xlink:href="mailto:$%25d.mail%7D">${d.mail}</text:a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meta:editing-cycles>68</meta:editing-cycles>
    <meta:creation-date>2011-04-29T09:54:00</meta:creation-date>
    <dc:date>2011-09-07T17:56:13.75</dc:date>
    <meta:editing-duration>PT38M44S</meta:editing-duration>
    <meta:generator>LibreOffice/3.3$Win32 LibreOffice_project/330m19$Build-401</meta:generator>
    <meta:document-statistic meta:table-count="3" meta:image-count="0" meta:object-count="0" meta:page-count="1" meta:paragraph-count="27" meta:word-count="60" meta:character-count="494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